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751cm"/>
    </style:style>
    <style:style style:name="co2" style:family="table-column">
      <style:table-column-properties fo:break-before="auto" style:column-width="2.61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СКИЛЛ</text:p>
          </table:table-cell>
          <table:table-cell office:value-type="string" calcext:value-type="string">
            <text:p>КОЛ-ВО</text:p>
          </table:table-cell>
          <table:table-cell office:value-type="string" calcext:value-type="string">
            <text:p>ВСЕГО 799 ВАКАНСИЙ ЗА МЕСЯЦ ПО КЛЮЧУ python</text:p>
          </table:table-cell>
        </table:table-row>
        <table:table-row table:style-name="ro1">
          <table:table-cell office:value-type="string" calcext:value-type="string">
            <text:p>Python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В Санкт-Петербурге</text:p>
          </table:table-cell>
        </table:table-row>
        <table:table-row table:style-name="ro1">
          <table:table-cell office:value-type="string" calcext:value-type="string">
            <text:p>Linux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string" calcext:value-type="string">
            <text:p>SQL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string" calcext:value-type="string">
            <text:p>Git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string" calcext:value-type="string">
            <text:p>Английский язык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string" calcext:value-type="string">
            <text:p>PostgreSQL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Bash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Английский — B2 — Средне-продвинутый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Английский — B1 — Средний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C++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JavaScript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Docker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Django Framework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Atlassian Jira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Kubernetes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C/C++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MySQL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ООП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MS SQL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Jenkins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Redi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Работа в команде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CI/CD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MongoDB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TCP/IP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Ansibl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Анализ данных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ML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C#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RabbitMQ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Tableau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CS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Английский — C1 — Продвинутый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AW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Terraform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Математическая статистика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QA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Тестирование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Грамотная речь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Golang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ORACL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Функциональное тестирование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MS Excel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Node.js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Nginx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Базы данных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Go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HTML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DevOps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Администрирование серверов Linux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СУБД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Flask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Scrum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Django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lickHou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Статистический анализ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Power BI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Маркетинговые исследования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STL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Hadoop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Английский — A2 — Элементарный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Работа с большим объемом информации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Machine Learning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Zabbix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Математическое моделирование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Обучение и развитие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MS SQL Server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English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Android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Qt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Управление проектами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Google Analytics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ETL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Аналитическое мышление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Разработка ПО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Ведение переговоров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yTorch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tlassian Confluenc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eac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rafana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Unix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Маркетинговый анализ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Яндекс.Метрика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Ориентация на результат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ata Mining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Test ca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park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Kafka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ocker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syncio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REST API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ATLAB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Аналитические исследования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Работа с базами данных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Информационная безопасность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ebia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.NET Framework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iO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PI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owerShell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Game Programming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OpenStack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gile Project Managemen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/B тесты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ig Data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Бизнес-анализ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Тестирование пользовательского интерфейса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igQuery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Oracle Pl/SQL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yTes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ata scienc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Английский — A1 — Начальный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HTTP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oftware Developmen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RES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NLP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ensorflow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Алгоритмы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Прогнозирование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owerBI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S Visual Studio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ultithread Programming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eep Learning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Gitlab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lickhous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ata Analysi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Kotli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Rus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NoSQ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ocket.io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Автоматизация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R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ypeScrip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Разработка технических заданий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eamleading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VueJ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Подбор персонал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Google AdWord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hell Scripting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Деловая переписк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Unit Testing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entO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Windows 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Деловая коммуникация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iohttp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jango REST Framework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ostgre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ytorch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acken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Сетевые технологии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itlab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elery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jango Rest Framework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Линейная алгебра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Тестирование API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Статистика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jQuery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Обучение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Способность обучать других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mputer Visio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Математический анализ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Аудит безопасности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bjective-C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wif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oos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xpress.j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ongoos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WebRTC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nsib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Unity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Техническая поддержка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Преподаватель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ime manageme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evOP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lasticsearch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Проведение тестирований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Системное мышление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usiness Developme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mbedded Linux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CC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pache Mave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etworking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Управление командой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isco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Нагрузочное тестирование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penG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Weblogic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pache Tomca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VP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KVM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Аналитические способности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Яндекс.Директ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nternet Marketing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WH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Управление временем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uby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uby On Rail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Стратегическое мышление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Unix Shell Script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Анализ рынка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WEB аналитика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ytes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F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link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LVM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S PowerPoi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S Acces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utodesk May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ZBrush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dobe Photoshop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Маркетинговое планирование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Администрирование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gi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nformation Security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aC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Автоматизация тестирования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Грамотность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utoCA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utodesk Revi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Мобильность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eac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SP.NE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penshif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VMwar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assandr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Vertic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iv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Windows O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roject manageme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Схемотехника электронного оборудования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itLab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TM3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ssembl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ПЛИС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anda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ac O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Внутренние коммуникации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UI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Деловое общение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mpil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ngularJ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Ответственность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Навыки межличностного общения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Высоконагруженные системы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удаленная работа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vop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ue.j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W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2B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lgorithm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I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ensorflow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u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ep learnin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Работа в условиях многозадачности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Умение работать в условиях многозадачности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Умение адаптироваться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Умение работать в команде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Коммуникабельность, ответственность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eambuildin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rontEn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itrix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itrix System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ytes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eam managem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ddi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wagg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av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Математическое программирование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Системный анализ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Анализ бизнес показателей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Интеграционное тестирование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Написание автотестов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BM SPS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Социологические исследования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agtai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arave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ob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Организация учебного процесса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Индивидуальное обучение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Точность и внимательность к деталям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Работа с людьми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Организация конференций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Механика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lixi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etaprogrammin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emplat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ariadic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nsformer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co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alv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penCV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ump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8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Внешний аудит информационных систем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Средства криптографической защиты информации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Технические системы и средства безопасности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Технические средства информационной защиты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metheu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lphi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olid Work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nual testin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тестирование игр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IP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sterisk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Поддержка пользователей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Zendesk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ata Scienc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LOp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Работа с детьми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indow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ctive Director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zu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est.j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odeJ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Техническая документация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botFramework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программирование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irmwa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TO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be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mbedded C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inux driver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lease engine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uild engine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rad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ambo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itbucke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вычислительная геометрия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CNP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formance testin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Met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P LoadRunn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oad testin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Yandex.Tank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Немецкий язык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AProx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rectX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N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Xbox O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Xbox Series X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witc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S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S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XB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ulk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Разработка компьютерных Игр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amedev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et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NMX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XBSX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GC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X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Irewa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OAP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P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ithri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Управление персоналом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Сбор и анализ информации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gital Marketin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duct Marketin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rowt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ower bi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ell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lack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Контекстная реклама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Интернет-реклама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Навыки презентации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Администрирование серверов Window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Администрирование сетевого оборудования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Настройка серверов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Системное администирование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Настройка ПК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SON API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wif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ata Warehous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V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nreal engi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Инфографика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SS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act/Redux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duct Analysi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Системный архитектор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olution architec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OAP/REST/JS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Расстановка приоритетов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Умение планировать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ronten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de Review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ji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Мотивация персонала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duct Managem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aa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С: Предприятие 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С: Документооборот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С: Склад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С: Управление персоналом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С программирование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С: Бухгалтерия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С: Зарплата и управление персоналом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WOT анализ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2b исследования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2C исследования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ue 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ata Mining: ACNiels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ata Mining: Business Analytic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ata Mining: Comc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ata Mining: Espa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d Hoc Analysi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nda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ump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ll-trackin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oogle Tag Manag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VT тесты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Анализ поведения пользователей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estRai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ostm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lenium ID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oxyg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DF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Любовь к детям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Удаленная работа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lan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lang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piler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piler Fronten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atic analysi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oolchai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Организация встреч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Организация рабочих мест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D Моделирование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indows Serv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amb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ostfix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RM Мегаплан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ikrotik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buntu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Системный администратор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CP servic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P+MySQ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ebpack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p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act J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ndroid Studi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Xcod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irebas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k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lutt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ar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ell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Оптимизация кода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olfram Matematic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vsecop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ngineerin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SP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WS Confi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WS Firewall Manag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WS Detectiv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WS GuardDut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WS WAF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loud Securit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WS Cloudform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Веб-аналитика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ytorc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eck-lis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Регрессионное тестирование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PTabl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Тайм-менеджмент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Мотивация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Консультирование клиентов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Пользователь ПК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Дистанционное обучение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reenplu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Проектирование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Проектно-конструкторская деятельность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Проектная документация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viswork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ekla Structur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Транспортная логистика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S Offic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D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ronten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ava Scrip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CF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criptin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roov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S Window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С++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ange-v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Си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uppe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ep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tWebEngi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ailfish O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pen Sourc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QLAlchem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gno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pache Hiv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owermap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ower Pivo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uer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SR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dx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AP BI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racle BI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racle 12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adership Skill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регрессионное тестирование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cikit-lear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adoop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Разработка поисковых технологий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Ремонт ПК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Ремонтные работы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Управление производством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Техническое обслуживание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st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Разработка пультов управления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микро-БЛА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Регресионное тестирование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Ручное тестирование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erilo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pring Framework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пакетные сети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P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PL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транспортная сеть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P/MPL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R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aske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chine learnin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ioHTTP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разработка платформы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xJava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Блокчейн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AP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iori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DB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LDB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win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mbedded system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otli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ЦОС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SP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PG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HD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межсетевые экраны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uman Computer Interac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lgorithm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ackend in C #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rontend in JavaScrip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D graphic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B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Динамическое программирование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Линейная оптимизация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Нелинейная оптимизация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vit Api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ynam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AP ERP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penShif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ekt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buntu Serv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yt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vop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el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itOp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maz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LK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ootstrap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lasticSearc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thca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isual Studio C#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PM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spress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acebook Ad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oogle UAC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usiness Englis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ocial Media Marketin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ppsfly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xe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X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I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Проектирование пользовательских интерфейсов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astAPI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Регресcионное тестирование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Оценка кандидатов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xecutive Searc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rduin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inecraf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cratc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g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un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botrack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работа с детьми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детские мастер-классы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lender 3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hinkerca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pp Invento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usiness intelligenc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С++ (11,14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С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db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olan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Уверенный пользователь ПК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Постановка задач разработчикам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Модульное тестирование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atabas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estLink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ug Tracking System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o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DAP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exu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rket Researc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Экономическое моделирование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Эконометрика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Макроэкономика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Разработка концепции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Английский язык (Upper-Intermediate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acken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nreal Engine 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E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velopm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T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Управление процессами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Многозадачность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WS API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tellij IDE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cruitm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Корректура текстов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DE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NSY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Работа с технической документацией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Информационные технологии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iggin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kinnin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Построение digital воронок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Анализ ЦА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Постановка задач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Формирование УТП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Проактивность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ercuri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mbedde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встроенное ПО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unio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ject Document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echnical document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lack box testin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ourcin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T рекрутмент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searc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RP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С#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Исследования рынка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TB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TV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J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ppsFly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rrespondent analysi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ltium Design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olidWork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lap (online analytical processing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usiness Intelligence System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penJDK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ir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leniu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iberna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prin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nix-системы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ava S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pache Bea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irflow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oogle Cloud Platfor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pache Kafk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Эффективное принятие решений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S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Стремление к профессиональному росту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named-expressions/>
      <table:database-ranges>
        <table:database-range table:name="__Anonymous_Sheet_DB__0" table:target-range-address="hh.A1:hh.B691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31">00.00.0000</text:date>, <text:time style:data-style-name="N2" text:time-value="17:53:31.923342088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8-31T17:58:53.478178013</dc:date>
    <meta:editing-duration>PT10M26S</meta:editing-duration>
    <meta:editing-cycles>2</meta:editing-cycles>
    <meta:generator>LibreOffice/6.4.7.2$Linux_X86_64 LibreOffice_project/40$Build-2</meta:generator>
    <meta:document-statistic meta:table-count="1" meta:cell-count="1384" meta:object-count="0"/>
  </office:meta>
</office:document-meta>
</file>